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4" style:parent-style-name="Normal" style:family="paragraph">
      <style:paragraph-properties fo:text-align="justify" fo:text-indent="0.25in"/>
    </style:style>
    <style:style style:name="P5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7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8" style:parent-style-name="Normal" style:family="paragraph">
      <style:paragraph-properties fo:text-align="justify" fo:text-indent="0.25in"/>
      <style:text-properties style:font-name="Roboto" style:font-name-asian="Roboto" style:font-name-complex="Roboto" fo:color="#000000"/>
    </style:style>
    <style:style style:name="P9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ParágrafodaLista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/>
    </style:style>
    <style:style style:name="P11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12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15" style:parent-style-name="ParágrafodaLista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/>
    </style:style>
    <style:style style:name="P16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17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T18" style:parent-style-name="Fonteparág.padrão" style:family="text">
      <style:text-properties fo:font-weight="bold" style:font-weight-asian="bold" style:font-weight-complex="bold" fo:language="es" fo:country="ES"/>
    </style:style>
    <style:style style:name="T19" style:parent-style-name="Fonteparág.padrão" style:family="text">
      <style:text-properties fo:language="es" fo:country="ES"/>
    </style:style>
    <style:style style:name="T20" style:parent-style-name="Fonteparág.padrão" style:family="text">
      <style:text-properties fo:language="es" fo:country="ES"/>
    </style:style>
    <style:style style:name="P21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22" style:parent-style-name="ParágrafodaLista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/>
    </style:style>
    <style:style style:name="P23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24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27" style:parent-style-name="ParágrafodaLista" style:family="paragraph">
      <style:paragraph-properties fo:text-align="justify" fo:margin-left="0in" fo:text-indent="0.25in">
        <style:tab-stops/>
      </style:paragraph-properties>
      <style:text-properties fo:font-weight="bold" style:font-weight-asian="bold" style:font-weight-complex="bold"/>
    </style:style>
    <style:style style:name="P28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29" style:parent-style-name="ParágrafodaLista" style:family="paragraph">
      <style:paragraph-properties fo:text-align="justify" fo:text-indent="-0.25in"/>
    </style:style>
    <style:style style:name="P30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ParágrafodaLista" style:family="paragraph">
      <style:paragraph-properties fo:text-align="justify" fo:text-indent="-0.25in"/>
      <style:text-properties fo:font-weight="bold" style:font-weight-asian="bold" style:font-weight-complex="bold"/>
    </style:style>
    <style:style style:name="P32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33" style:parent-style-name="ParágrafodaLista" style:family="paragraph">
      <style:paragraph-properties fo:text-align="justify" fo:text-indent="-0.25in"/>
    </style:style>
    <style:style style:name="P34" style:parent-style-name="ParágrafodaLista" style:family="paragraph">
      <style:paragraph-properties fo:text-align="justify" fo:text-indent="-0.25in"/>
      <style:text-properties fo:font-weight="bold" style:font-weight-asian="bold" style:font-weight-complex="bold"/>
    </style:style>
    <style:style style:name="P35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36" style:parent-style-name="ParágrafodaLista" style:family="paragraph">
      <style:paragraph-properties fo:text-align="justify" fo:text-indent="-0.25in"/>
    </style:style>
    <style:style style:name="P37" style:parent-style-name="ParágrafodaLista" style:family="paragraph">
      <style:paragraph-properties fo:text-align="justify" fo:text-indent="-0.25in"/>
      <style:text-properties fo:font-weight="bold" style:font-weight-asian="bold" style:font-weight-complex="bold"/>
    </style:style>
    <style:style style:name="P38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39" style:parent-style-name="ParágrafodaLista" style:family="paragraph">
      <style:paragraph-properties fo:text-align="justify" fo:text-indent="-0.25in"/>
      <style:text-properties fo:font-weight="bold" style:font-weight-asian="bold" style:font-weight-complex="bold"/>
    </style:style>
    <style:style style:name="P40" style:parent-style-name="ParágrafodaLista" style:family="paragraph">
      <style:paragraph-properties fo:text-align="justify" fo:text-indent="-0.25in"/>
      <style:text-properties fo:font-weight="bold" style:font-weight-asian="bold" style:font-weight-complex="bold"/>
    </style:style>
    <style:style style:name="P41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42" style:parent-style-name="ParágrafodaLista" style:family="paragraph">
      <style:paragraph-properties fo:text-align="justify" fo:text-indent="-0.25in"/>
    </style:style>
    <style:style style:name="P43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ParágrafodaLista" style:family="paragraph">
      <style:paragraph-properties fo:text-align="justify" fo:margin-left="0in" fo:text-indent="0.25in">
        <style:tab-stops/>
      </style:paragraph-properties>
    </style:style>
    <style:style style:name="P45" style:parent-style-name="Normal" style:family="paragraph">
      <style:paragraph-properties fo:break-before="page"/>
    </style:style>
    <style:style style:name="P46" style:parent-style-name="Parágrafoda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Normal" style:family="paragraph">
      <style:paragraph-properties fo:text-align="justify" fo:margin-left="0.4916in">
        <style:tab-stops/>
      </style:paragraph-properties>
    </style:style>
    <style:style style:name="P48" style:parent-style-name="Normal" style:family="paragraph">
      <style:paragraph-properties fo:text-align="justify" fo:margin-left="0.4916in">
        <style:tab-stops/>
      </style:paragraph-properties>
    </style:style>
    <style:style style:name="P49" style:parent-style-name="Normal" style:family="paragraph">
      <style:paragraph-properties fo:text-align="justify" fo:margin-left="0.4916in">
        <style:tab-stops/>
      </style:paragraph-properties>
    </style:style>
    <style:style style:name="P50" style:parent-style-name="Normal" style:family="paragraph">
      <style:paragraph-properties fo:text-align="justify" fo:margin-left="0.4916in">
        <style:tab-stops/>
      </style:paragraph-properties>
    </style:style>
    <style:style style:name="P51" style:parent-style-name="Normal" style:family="paragraph">
      <style:paragraph-properties fo:text-align="justify" fo:margin-left="0.4916in">
        <style:tab-stops/>
      </style:paragraph-properties>
    </style:style>
    <style:style style:name="P52" style:parent-style-name="Normal" style:family="paragraph">
      <style:paragraph-properties fo:text-align="justify" fo:margin-left="0.4916in">
        <style:tab-stops/>
      </style:paragraph-properties>
    </style:style>
    <style:style style:name="P53" style:parent-style-name="Normal" style:family="paragraph">
      <style:paragraph-properties fo:text-align="justify" fo:margin-left="0.4916in">
        <style:tab-stops/>
      </style:paragraph-properties>
    </style:style>
    <style:style style:name="P54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PIs e<text:s/>Integrações</text:p>
      <text:list text:style-name="LFO1" text:continue-numbering="true">
        <text:list-item>
          <text:p text:style-name="P2">Introdução</text:p>
        </text:list-item>
      </text:list>
      <text:p text:style-name="P3">As APIs (Application Programming Interfaces) desempenham um papel essencial na comunicação entre sistemas, permitindo a troca automatizada de dados e a integração eficiente de diferentes serviços. Elas são fundamentais para a automação e a conectividade entre aplicativos, proporcionando uma experiência mais rica e adaptável para os usuários. Existem diferentes tipos de APIs, cada uma com características específicas que atendem a diversas necessidades, desde APIs abertas e públicas até APIs privadas e compostas. Além disso, diversas ferramentas foram desenvolvidas para facilitar a criação, o teste e a manutenção dessas interfaces, garantindo sua funcionalidade e segurança.</text:p>
      <text:p text:style-name="P4"/>
      <text:list text:style-name="LFO1" text:continue-numbering="true">
        <text:list-item>
          <text:p text:style-name="P5">Conceitos</text:p>
        </text:list-item>
      </text:list>
      <text:p text:style-name="P6">A API (Application Programming Interface/ Interface de Programação de Aplicação)<text:s/>é um conjunto de instruções, rotinas e padrões de programação e isso tudo permite que sistemas interajam com o outro,<text:s/>com uma interface mais adaptável e rica<text:s/>para que o serviço seja útil para o usuário.</text:p>
      <text:p text:style-name="P7">Ocorre uma troca de dados entre esses sistemas diferentes, com interações automatizadas. Permite que eles<text:s/>“conversem”<text:s/>entre si.<text:s/>É uma solução também para automação.</text:p>
      <text:p text:style-name="P8"/>
      <text:list text:style-name="LFO1" text:continue-numbering="true">
        <text:list-item>
          <text:p text:style-name="P9">Tipos</text:p>
        </text:list-item>
      </text:list>
      <text:p text:style-name="P10">3.1 APIs abertas ou públicas</text:p>
      <text:p text:style-name="P11">São APIs desenvolvidas com o objetivo<text:s/>de serem acessadas por quaisquer pessoas que desejam consumi-las.</text:p>
      <text:p text:style-name="P12">Bons<text:s/><text:span text:style-name="T13">exemplos<text:s/></text:span>de APIs abertas/públicas são: Facebook, WhatsApp, Google Maps, Google Docs, YouTube, Slack, Trello etc.</text:p>
      <text:p text:style-name="P14"/>
      <text:p text:style-name="P15">3.2 APIs privadas ou internas</text:p>
      <text:p text:style-name="P16">Esta tem<text:s/>seu funcionamento dentro de uma organização. Essas informações não são compartilhadas com terceiros, nem consumidores possuem acesso. Os desenvolvedores gerenciam a API, limitando apenas a eles.</text:p>
      <text:p text:style-name="P17"><text:span text:style-name="T18">Exemplos<text:s/></text:span><text:span text:style-name="T19">de APIs privadas/internas</text:span><text:span text:style-name="T20">: APIs de Governo, Assistentes Virtuais e Internet Banking.</text:span></text:p>
      <text:p text:style-name="P21"/>
      <text:p text:style-name="P22">3.3<text:s/>APIs entre Parceiros</text:p>
      <text:p text:style-name="P23">Esse tipo de API está entre as APIs abertas e as privadas. Nesse sentido, as APIs são compartilhadas com um interesse comum que não se limita a apenas uma organização e sim compartilham informações devido a parcerias comerciais.</text:p>
      <text:p text:style-name="P24">Para tal categoria, temos<text:s/><text:span text:style-name="T25">exemplos<text:s/></text:span>de aplicações que querem automatizar o acesso/consulta de CNPJ,<text:s/>uma unidade de saúde ou hospital que precisa pegar os dados cadastrados no Ministério da Saúde ou até mesmo um CRM que precisa de dados do ERP.</text:p>
      <text:p text:style-name="P26"/>
      <text:p text:style-name="P27">3.4. APIs compostas</text:p>
      <text:p text:style-name="P28">São várias APIs associadas a um único endereço. Esse tipo de API permite o desenvolvedor acessar vários terminais em uma chamada única, principalmente<text:s/>quando precisa que uma tarefa exija informações de muitas fontes.</text:p>
      <text:p text:style-name="P29"/>
      <text:list text:style-name="LFO1" text:continue-numbering="true">
        <text:list-item>
          <text:p text:style-name="P30">Ferramentas</text:p>
        </text:list-item>
      </text:list>
      <text:p text:style-name="P31">4.1 SoapUI</text:p>
      <text:p text:style-name="P32">SoapUI é uma ferramenta para testar APIs REST e SOAP, permitindo testes funcionais de forma fácil e rápida. Possui código aberto, suporte a scripts em Groovy e funcionalidades como testes orientados a dados, testes assíncronos e reutilização de scripts para segurança e automação.</text:p>
      <text:p text:style-name="P33"/>
      <text:p text:style-name="P34">4.2 Postman</text:p>
      <text:p text:style-name="P35">O Postman, originalmente um plugin do Chrome, agora está disponível para Windows, Mac e Linux. É uma ferramenta intuitiva para testes de APIs, sem necessidade de códigos, suportando automação, testes exploratórios e integração com Swagger e RAML. Facilita a colaboração ao permitir o compartilhamento de requisições e respostas com a equipe.</text:p>
      <text:p text:style-name="P36"/>
      <text:p text:style-name="P37">4.3 Katalon Studio</text:p>
      <text:p text:style-name="P38">O Katalon Studio é uma ferramenta de automação de testes para UI, API, Web Services e apps móveis. Suporta requisições SOAP e RESTful (GET, POST, PUT, DELETE), testes combinados de UI e API, e validações com AssertJ. Oferece testes orientados a dados e pode ser usado por desenvolvedores e não desenvolvedores.</text:p>
      <text:p text:style-name="P39"/>
      <text:p text:style-name="P40">4.4 Tricentis Tosca</text:p>
      <text:p text:style-name="P41">O Tricentis Tosca é uma plataforma de testes contínuos para Agile e DevOps. Suporta diversos protocolos (HTTP, SOAP, REST, IBM MQ, etc.), automatiza testes com modelos reutilizáveis, permite testes de APIs em múltiplas plataformas e reduz o tempo de testes de regressão.</text:p>
      <text:p text:style-name="P42"/>
      <text:list text:style-name="LFO1" text:continue-numbering="true">
        <text:list-item>
          <text:p text:style-name="P43">Conclusão</text:p>
        </text:list-item>
      </text:list>
      <text:p text:style-name="P44">O uso de APIs tornou-se indispensável para o desenvolvimento moderno, possibilitando integrações inteligentes e a automação de processos. Com diferentes tipos de APIs disponíveis, empresas e desenvolvedores podem escolher a abordagem mais adequada para suas necessidades. Além disso, ferramentas como SoapUI, Postman, Katalon Studio e Tricentis Tosca facilitam a criação e os testes dessas interfaces, garantindo eficiência e confiabilidade. Dessa forma, as APIs continuam a impulsionar a inovação tecnológica e a melhorar a interoperabilidade entre sistemas.</text:p>
      <text:p text:style-name="P45"/>
      <text:list text:style-name="LFO1" text:continue-numbering="true">
        <text:list-item>
          <text:p text:style-name="P46">Referências</text:p>
        </text:list-item>
      </text:list>
      <text:p text:style-name="P47"><text:a xlink:href="https://blog.casadodesenvolvedor.com.br/integracao-apis/" office:target-frame-name="_top" xlink:show="replace"><text:span text:style-name="Hyperlink">https://blog.casadodesenvolvedor.com.br/integracao-apis/</text:span></text:a></text:p>
      <text:p text:style-name="P48"><text:a xlink:href="https://netrin.com.br/apis/o-que-e-api/#quais-sao-os-tipos-de-apis" office:target-frame-name="_top" xlink:show="replace"><text:span text:style-name="Hyperlink">https://netrin.com.br/apis/o-que-e-api/#quais-sao-os-tipos-de-apis</text:span></text:a></text:p>
      <text:p text:style-name="P49"><text:a xlink:href="http://wktechnology.com.br/api-de-integracao-o-que-e-e-como-funciona/" office:target-frame-name="_top" xlink:show="replace"><text:span text:style-name="Hyperlink">http://wktechnology.com.br/api-de-integracao-o-que-e-e-como-funciona/</text:span></text:a></text:p>
      <text:p text:style-name="P50"><text:a xlink:href="https://www.astera.com/pt/knowledge-center/what-is-api-integration/" office:target-frame-name="_top" xlink:show="replace"><text:span text:style-name="Hyperlink">https://www.astera.com/pt/knowledge-center/what-is-api-integration/</text:span></text:a></text:p>
      <text:p text:style-name="P51"><text:a xlink:href="https://www.zendesk.com.br/blog/integracao-via-api/#section-3" office:target-frame-name="_top" xlink:show="replace"><text:span text:style-name="Hyperlink">https://www.zendesk.com.br/blog/integracao-via-api/#section-3</text:span></text:a></text:p>
      <text:p text:style-name="P52"><text:a xlink:href="https://www.ibm.com/br-pt/topics/api" office:target-frame-name="_top" xlink:show="replace"><text:span text:style-name="Hyperlink">https://www.ibm.com/br-pt/topics/api</text:span></text:a></text:p>
      <text:p text:style-name="P53">https://www.infoq.com/br/articles/10-ferramentas-teste-api/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GABRIELA VIANA DA SILVA</meta:initial-creator>
    <dc:creator>MARIA GABRIELA VIANA DA SILVA</dc:creator>
    <meta:creation-date>2025-02-18T10:44:00Z</meta:creation-date>
    <dc:date>2025-02-18T10:44:00Z</dc:date>
    <meta:template xlink:href="Normal.dotm" xlink:type="simple"/>
    <meta:editing-cycles>1</meta:editing-cycles>
    <meta:editing-duration>PT0S</meta:editing-duration>
    <meta:document-statistic meta:page-count="1" meta:paragraph-count="10" meta:word-count="822" meta:character-count="5253" meta:row-count="37" meta:non-whitespace-character-count="4441"/>
  </office:meta>
</office:document-meta>
</file>